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7.555cm"/>
    </style:style>
    <style:style style:name="co6" style:family="table-column">
      <style:table-column-properties fo:break-before="auto" style:column-width="8.17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252cm" fo:break-before="auto" style:use-optimal-row-height="false"/>
    </style:style>
    <style:style style:name="ro3" style:family="table-row">
      <style:table-row-properties style:row-height="0.339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cc"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00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iority(1-4)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8" office:value-type="string" calcext:value-type="string">
            <text:p>Test data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TC1</text:p>
          </table:table-cell>
          <table:table-cell table:style-name="ce5" office:value-type="string" calcext:value-type="string" table:number-columns-spanned="1" table:number-rows-spanned="6">
            <text:p>Оформление заказа в ресторане СушиМаркет через мобильное приложение</text:p>
          </table:table-cell>
          <table:table-cell table:style-name="ce5" office:value-type="string" calcext:value-type="string" table:number-columns-spanned="1" table:number-rows-spanned="6">
            <text:p>1(Smoke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7" office:value-type="string" calcext:value-type="string">
            <text:p>1. Выбрать раздел «Меню» на панели вкладок</text:p>
          </table:table-cell>
          <table:table-cell table:style-name="ce7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2. Добавить в корзину любую позицию (например, Филадельфия Лайт)</text:p>
          </table:table-cell>
          <table:table-cell table:style-name="ce7" office:value-type="string" calcext:value-type="string">
            <text:p>2. Указанный товар добавлен в корзину</text:p>
          </table:table-cell>
          <table:covered-table-cell table:style-name="ce9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3. Перейти в корзину через панель вкладок</text:p>
          </table:table-cell>
          <table:table-cell table:style-name="ce7" office:value-type="string" calcext:value-type="string">
            <text:p>3. Переадресация на вкладку Корзина данного ресторана</text:p>
          </table:table-cell>
          <table:covered-table-cell table:style-name="ce9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4. Нажать кнопку ГОТОВО</text:p>
          </table:table-cell>
          <table:table-cell table:style-name="ce7" office:value-type="string" calcext:value-type="string">
            <text:p>4. Переадресация на страницу Оформления Заказа</text:p>
          </table:table-cell>
          <table:covered-table-cell table:style-name="ce9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7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9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6. Нажать кнопку ОФОРМИТЬ</text:p>
          </table:table-cell>
          <table:table-cell table:style-name="ce7" office:value-type="string" calcext:value-type="string">
            <text:p>6. Появление сообщения об успешном оформлении заказа </text:p>
          </table:table-cell>
          <table:covered-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TC2</text:p>
          </table:table-cell>
          <table:table-cell table:style-name="ce5" office:value-type="string" calcext:value-type="string" table:number-columns-spanned="1" table:number-rows-spanned="6">
            <text:p>Оформление порции роллов «Калифорния» в качестве подарка при первом заказе от 700р. В мобильном приложении ресторана СушиМаркет</text:p>
          </table:table-cell>
          <table:table-cell table:style-name="ce5" office:value-type="string" calcext:value-type="string" table:number-columns-spanned="1" table:number-rows-spanned="6">
            <text:p>2(Critical path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вому номеру телефона</text:p>
          </table:table-cell>
          <table:table-cell table:style-name="ce7" office:value-type="string" calcext:value-type="string">
            <text:p>1. Выбрать <text:s/>раздел «Меню» на панели вкладок</text:p>
          </table:table-cell>
          <table:table-cell table:style-name="ce7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2. Добавить в корзину любую позицию дороже 700р. (например, набор Ла-ла-ленд)</text:p>
          </table:table-cell>
          <table:table-cell table:style-name="ce7" office:value-type="string" calcext:value-type="string">
            <text:p>2. Указанный товар добавлен в корзину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3. Перейти в корзину через панель вкладок</text:p>
          </table:table-cell>
          <table:table-cell table:style-name="ce7" office:value-type="string" calcext:value-type="string">
            <text:p>3. Переадресация на вкладку Корзина данного ресторана. В корзине также находится порция роллов «Калифорния» стоимостью 1р.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4. Нажать кнопку ГОТОВО</text:p>
          </table:table-cell>
          <table:table-cell table:style-name="ce7" office:value-type="string" calcext:value-type="string">
            <text:p>4. Переадресация на страницу Оформления Заказа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7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6. Нажать кнопку ОФОРМИТЬ</text:p>
          </table:table-cell>
          <table:table-cell table:style-name="ce7" office:value-type="string" calcext:value-type="string">
            <text:p>6. Появление сообщения об успешном оформлении заказа </text:p>
          </table:table-cell>
          <table:covered-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TC3</text:p>
          </table:table-cell>
          <table:table-cell table:style-name="ce5" office:value-type="string" calcext:value-type="string" table:number-columns-spanned="1" table:number-rows-spanned="6">
            <text:p>Проверка кликабельности номера телефона поддержки из раздела «О приложении»</text:p>
          </table:table-cell>
          <table:table-cell table:style-name="ce5" office:value-type="string" calcext:value-type="string" table:number-columns-spanned="1" table:number-rows-spanned="6">
            <text:p>4(Extended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7" office:value-type="string" calcext:value-type="string">
            <text:p>1. Выбрать раздел «Инфо» на панели вкладок</text:p>
          </table:table-cell>
          <table:table-cell table:style-name="ce7" office:value-type="string" calcext:value-type="string">
            <text:p>1. Появление action sheet 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2. В всплывающем action sheet выбрать «О приложении»</text:p>
          </table:table-cell>
          <table:table-cell table:style-name="ce7" office:value-type="string" calcext:value-type="string">
            <text:p>2. Переадресация на страницу с информацией о социальных сетях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>
            <text:p>3. На странице с информацией о социальных сетях кликнуть на указанный номер телефона поддержки</text:p>
          </table:table-cell>
          <table:table-cell table:style-name="ce7" office:value-type="string" calcext:value-type="string">
            <text:p>3. Появление action sheet <text:s text:c="3"/>«Вызов [телефон поддержки]»</text:p>
          </table:table-cell>
          <table:covered-table-cell table:style-name="ce6"/>
          <table:table-cell table:number-columns-repeated="1017"/>
        </table:table-row>
        <table:table-row table:style-name="ro2">
          <table:covered-table-cell table:style-name="ce3"/>
          <table:covered-table-cell table:number-columns-repeated="3" table:style-name="ce6"/>
          <table:table-cell table:style-name="ce7" office:value-type="string" calcext:value-type="string" table:number-columns-spanned="1" table:number-rows-spanned="3">
            <text:p>4. В всплывающем action sheet выбрать «Вызов»</text:p>
          </table:table-cell>
          <table:table-cell table:style-name="ce7" office:value-type="string" calcext:value-type="string" table:number-columns-spanned="1" table:number-rows-spanned="3">
            <text:p>4. Вызов указанного номера телефона</text:p>
          </table:table-cell>
          <table:covered-table-cell table:style-name="ce6"/>
          <table:table-cell table:number-columns-repeated="1017"/>
        </table:table-row>
        <table:table-row table:style-name="ro3" table:visibility="collapse">
          <table:covered-table-cell table:style-name="ce3"/>
          <table:covered-table-cell table:number-columns-repeated="3" table:style-name="ce6"/>
          <table:covered-table-cell table:number-columns-repeated="2" table:style-name="ce7"/>
          <table:covered-table-cell table:style-name="ce6"/>
          <table:table-cell table:number-columns-repeated="1017"/>
        </table:table-row>
        <table:table-row table:style-name="ro4">
          <table:covered-table-cell table:style-name="ce3"/>
          <table:covered-table-cell table:number-columns-repeated="3" table:style-name="ce6"/>
          <table:covered-table-cell table:number-columns-repeated="2" table:style-name="ce7"/>
          <table:covered-table-cell table:style-name="ce6"/>
          <table:table-cell table:number-columns-repeated="1017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7T17:23:30.604000000</dc:date>
    <meta:editing-duration>PT17M13S</meta:editing-duration>
    <meta:editing-cycles>3</meta:editing-cycles>
    <meta:generator>LibreOffice/7.3.2.2$Windows_X86_64 LibreOffice_project/49f2b1bff42cfccbd8f788c8dc32c1c309559be0</meta:generator>
    <meta:document-statistic meta:table-count="1" meta:cell-count="54" meta:object-count="0"/>
  </office:meta>
</office:document-meta>
</file>